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D0000017274AB6F6E0A4A98F6.png" manifest:media-type="image/png"/>
  <manifest:file-entry manifest:full-path="Pictures/10000001000003DF0000016FF417D0C65BC9B284.png" manifest:media-type="image/png"/>
  <manifest:file-entry manifest:full-path="Pictures/10000001000003D40000016ABEC8C5C3244951AE.png" manifest:media-type="image/png"/>
  <manifest:file-entry manifest:full-path="Pictures/10000001000003DE0000018AFCDAA458A58F2E29.png" manifest:media-type="image/png"/>
  <manifest:file-entry manifest:full-path="Pictures/10000001000003D40000016A97272EF95667D09E.png" manifest:media-type="image/png"/>
  <manifest:file-entry manifest:full-path="Pictures/10000001000007E50000046A0416DD0E30180F1E.png" manifest:media-type="image/png"/>
  <manifest:file-entry manifest:full-path="Pictures/10000001000003D6000004672541852CB91D4FFB.png" manifest:media-type="image/png"/>
  <manifest:file-entry manifest:full-path="Pictures/10000001000007AE0000044DCC9FE3C350AEB759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fo:min-height="5.147cm"/>
      <style:paragraph-properties style:writing-mode="lr-tb"/>
    </style:style>
    <style:style style:name="gr5" style:family="graphic" style:parent-style-name="standard">
      <style:graphic-properties draw:stroke="none" draw:fill="none" fo:min-height="3.5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5.511cm" svg:x="1.001cm" svg:y="2.634cm">
          <draw:image xlink:href="Pictures/10000001000007AE0000044DCC9FE3C350AEB75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699cm" svg:height="15.487cm" svg:x="1.241cm" svg:y="3.293cm">
          <draw:image xlink:href="Pictures/10000001000007E50000046A0416DD0E30180F1E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25.928cm" svg:height="9.577cm" svg:x="1.424cm" svg:y="10.423cm">
          <draw:image xlink:href="Pictures/10000001000003D40000016A97272EF95667D09E.png" xlink:type="simple" xlink:show="embed" xlink:actuate="onLoad" draw:mime-type="image/png">
            <text:p text:style-name="P2">1050</text:p>
          </draw:image>
        </draw:frame>
        <draw:frame draw:style-name="gr2" draw:text-style-name="P2" draw:layer="layout" svg:width="25.928cm" svg:height="9.577cm" svg:x="2.059cm" svg:y="1cm">
          <draw:image xlink:href="Pictures/10000001000003D40000016ABEC8C5C3244951AE.png" xlink:type="simple" xlink:show="embed" xlink:actuate="onLoad" draw:mime-type="image/png">
            <text:p text:style-name="P2">1110</text:p>
          </draw:image>
        </draw:frame>
      </draw:page>
      <draw:page draw:name="page4" draw:style-name="dp1" draw:master-page-name="Default">
        <draw:frame draw:style-name="gr2" draw:text-style-name="P1" draw:layer="layout" svg:width="26.219cm" svg:height="9.709cm" svg:x="1.635cm" svg:y="1.133cm">
          <draw:image xlink:href="Pictures/10000001000003DF0000016FF417D0C65BC9B284.png" xlink:type="simple" xlink:show="embed" xlink:actuate="onLoad" draw:mime-type="image/png">
            <text:p text:style-name="P1">1110</text:p>
          </draw:image>
        </draw:frame>
        <draw:frame draw:style-name="gr2" draw:text-style-name="P1" draw:layer="layout" svg:width="27.436cm" svg:height="9.789cm" svg:x="1.264cm" svg:y="10.207cm">
          <draw:image xlink:href="Pictures/100000010000040D0000017274AB6F6E0A4A98F6.png" xlink:type="simple" xlink:show="embed" xlink:actuate="onLoad" draw:mime-type="image/png">
            <text:p text:style-name="P1">1150</text:p>
          </draw:image>
        </draw:frame>
      </draw:page>
      <draw:page draw:name="page5" draw:style-name="dp1" draw:master-page-name="Default">
        <draw:frame draw:style-name="gr2" draw:text-style-name="P2" draw:layer="layout" svg:width="26.193cm" svg:height="10.424cm" svg:x="1.635cm" svg:y="9.576cm">
          <draw:image xlink:href="Pictures/10000001000003DE0000018AFCDAA458A58F2E29.png" xlink:type="simple" xlink:show="embed" xlink:actuate="onLoad" draw:mime-type="image/png">
            <text:p text:style-name="P2">1140</text:p>
          </draw:image>
        </draw:frame>
        <draw:frame draw:style-name="gr2" draw:text-style-name="P2" draw:layer="layout" svg:width="26.219cm" svg:height="9.709cm" svg:x="1.636cm" svg:y="1.134cm">
          <draw:image xlink:href="Pictures/10000001000003DF0000016FF417D0C65BC9B284.png" xlink:type="simple" xlink:show="embed" xlink:actuate="onLoad" draw:mime-type="image/png">
            <text:p text:style-name="P2">1110</text:p>
          </draw:image>
        </draw:frame>
      </draw:page>
      <draw:page draw:name="page6" draw:style-name="dp1" draw:master-page-name="Default">
        <draw:frame draw:style-name="gr3" draw:text-style-name="P1" draw:layer="layout" svg:width="17.368cm" svg:height="9.769cm" svg:x="6.492cm" svg:y="3.9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24.13cm" svg:height="5.397cm" svg:x="2.587cm" svg:y="14.335cm">
          <draw:text-box>
            <text:p text:style-name="P3">Lowest is 1140 beam energy , </text:p>
            <text:p text:style-name="P3">Lets try to poptimize XY with respect to this beam energy</text:p>
            <text:p text:style-name="P3"/>
          </draw:text-box>
        </draw:frame>
      </draw:page>
      <draw:page draw:name="page7" draw:style-name="dp1" draw:master-page-name="Default">
        <draw:frame draw:style-name="gr5" draw:text-style-name="P5" draw:layer="layout" svg:width="9.379cm" svg:height="3.807cm" svg:x="1cm" svg:y="1cm">
          <draw:text-box>
            <text:p>X = +0.0008 mm <text:s text:c="12"/></text:p>
            <text:p>Y = +0.1987 mm <text:s text:c="12"/></text:p>
            <text:p>Z = +0.0000 mm <text:s text:c="12"/></text:p>
            <text:p>T = +5.0000 um <text:s text:c="12"/></text:p>
            <text:p>FinalBeam = +1123.9217MeVu </text:p>
          </draw:text-box>
        </draw:frame>
        <draw:frame draw:style-name="gr1" draw:text-style-name="P1" draw:layer="layout" svg:width="16.554cm" svg:height="18.999cm" svg:x="11.795cm" svg:y="1cm">
          <draw:image xlink:href="Pictures/10000001000003D6000004672541852CB91D4FF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4T10:30:23.008263413</meta:creation-date>
    <dc:date>2025-01-15T13:39:43.485571270</dc:date>
    <meta:editing-duration>PT21H26M20S</meta:editing-duration>
    <meta:editing-cycles>3</meta:editing-cycles>
    <meta:generator>LibreOffice/7.3.7.2$Linux_X86_64 LibreOffice_project/30$Build-2</meta:generator>
    <meta:document-statistic meta:object-count="1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69cm" svg:height="9.77cm" xlink:href="." xlink:type="simple" chart:class="chart:scatter" chart:style-name="ch1">
        <chart:legend chart:legend-position="end" svg:x="13.357cm" svg:y="0.709cm" style:legend-expansion="custom" svg:width="3.27cm" svg:height="1.096cm" style:legend-expansion-aspect-ratio="2.98357664233577" chart:style-name="ch2"/>
        <chart:plot-area chart:style-name="ch3" chart:data-source-has-labels="both" svg:x="0.372cm" svg:y="0.169cm" svg:width="16.95cm" svg:height="9.375cm">
          <chart:coordinate-region svg:x="1.099cm" svg:y="0.368cm" svg:width="15.851cm" svg:height="8.529cm"/>
          <chart:axis chart:dimension="x" chart:name="primary-x" chart:style-name="ch4" chartooo:axis-type="auto">
            <chart:categories table:cell-range-address="local-table.$A$2:.$A$20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2"/>
            <chart:data-point chart:style-name="ch9"/>
            <chart:data-point/>
            <chart:data-point chart:style-name="ch9"/>
            <chart:data-point/>
            <chart:data-point chart:style-name="ch9"/>
            <chart:data-point/>
            <chart:data-point chart:style-name="ch9"/>
            <chart:data-point chart:repeated="3"/>
            <chart:data-point chart:style-name="ch9"/>
            <chart:data-point chart:repeated="6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/>
            <chart:data-point chart:style-name="ch11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inalBeamEnergy</text:p>
              </table:table-cell>
              <table:table-cell office:value-type="string">
                <text:p>Series3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0">
                <text:p>1150</text:p>
              </table:table-cell>
              <table:table-cell office:value-type="float" office:value="1.7224">
                <text:p>1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1.5461">
                <text:p>1.5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0">
                <text:p>1140</text:p>
              </table:table-cell>
              <table:table-cell office:value-type="float" office:value="1.5153">
                <text:p>1.5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5">
                <text:p>1145</text:p>
              </table:table-cell>
              <table:table-cell office:value-type="float" office:value="1.5531">
                <text:p>1.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1.7375">
                <text:p>1.7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0">
                <text:p>1130</text:p>
              </table:table-cell>
              <table:table-cell office:value-type="float" office:value="1.8943">
                <text:p>1.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1.9899">
                <text:p>1.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0">
                <text:p>1110</text:p>
              </table:table-cell>
              <table:table-cell office:value-type="float" office:value="1.5098">
                <text:p>1.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1.8617">
                <text:p>1.8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3">
                <text:p>1113</text:p>
              </table:table-cell>
              <table:table-cell office:value-type="float" office:value="1.7708">
                <text:p>1.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0">
                <text:p>1090</text:p>
              </table:table-cell>
              <table:table-cell office:value-type="float" office:value="2.3463">
                <text:p>2.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0">
                <text:p>1070</text:p>
              </table:table-cell>
              <table:table-cell office:value-type="float" office:value="2.3359">
                <text:p>2.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0">
                <text:p>1050</text:p>
              </table:table-cell>
              <table:table-cell office:value-type="float" office:value="3.2744">
                <text:p>3.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3">
                <text:p>1113</text:p>
              </table:table-cell>
              <table:table-cell office:value-type="float" office:value="1.8028">
                <text:p>1.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